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7dcb" officeooo:paragraph-rsid="00157d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kshay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9:43:33.956168118</meta:creation-date>
    <dc:date>2019-03-13T19:43:53.836634245</dc:date>
    <meta:editing-duration>PT20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5.1.6.2$Linux_X86_64 LibreOffice_project/10m0$Build-2</meta:generator>
  </office:meta>
</office:document-meta>
</file>